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ize="10pt" officeooo:rsid="0421ab6a" officeooo:paragraph-rsid="0423fe33" style:font-size-asian="10pt" style:font-size-complex="10pt"/>
    </style:style>
    <style:style style:name="P4" style:family="paragraph" style:parent-style-name="Standard">
      <style:paragraph-properties fo:text-align="end" style:justify-single-word="false" style:writing-mode="rl-tb"/>
      <style:text-properties style:font-name="David CLM" officeooo:paragraph-rsid="0452b626" style:font-name-complex="David CLM"/>
    </style:style>
    <style:style style:name="P5" style:family="paragraph" style:parent-style-name="Text_20_body">
      <style:text-properties style:font-name="David CLM" officeooo:rsid="03cef24e" officeooo:paragraph-rsid="03cef24e" style:font-name-complex="David CLM"/>
    </style:style>
    <style:style style:name="P6" style:family="paragraph" style:parent-style-name="Text_20_body" style:list-style-name="L1">
      <style:text-properties style:font-name="David CLM" officeooo:rsid="03cf9f91" officeooo:paragraph-rsid="03cf9f91" style:font-name-complex="David CLM"/>
    </style:style>
    <style:style style:name="P7" style:family="paragraph" style:parent-style-name="Text_20_body">
      <style:text-properties style:font-name="David CLM" officeooo:rsid="03d5b0c9" officeooo:paragraph-rsid="03d5b0c9" style:font-name-complex="David CLM"/>
    </style:style>
    <style:style style:name="P8" style:family="paragraph" style:parent-style-name="Text_20_body">
      <style:text-properties style:font-name="David CLM" officeooo:rsid="03e95b2d" officeooo:paragraph-rsid="03e95b2d" style:font-name-complex="David CLM"/>
    </style:style>
    <style:style style:name="P9" style:family="paragraph" style:parent-style-name="Text_20_body">
      <style:text-properties style:font-name="David CLM" officeooo:rsid="03d9e51c" officeooo:paragraph-rsid="03d9e51c" style:font-name-complex="David CLM"/>
    </style:style>
    <style:style style:name="P10" style:family="paragraph" style:parent-style-name="Text_20_body">
      <style:text-properties style:font-name="David CLM" officeooo:rsid="03de516c" officeooo:paragraph-rsid="03dec234" style:font-name-complex="David CLM"/>
    </style:style>
    <style:style style:name="P11" style:family="paragraph" style:parent-style-name="Text_20_body">
      <style:text-properties style:font-name="David CLM" officeooo:rsid="03dbf5ec" officeooo:paragraph-rsid="03dec234" style:font-name-complex="David CLM"/>
    </style:style>
    <style:style style:name="P12" style:family="paragraph" style:parent-style-name="Text_20_body">
      <style:text-properties style:font-name="David CLM" officeooo:rsid="03e0f9b8" officeooo:paragraph-rsid="041ee952" style:font-name-complex="David CLM"/>
    </style:style>
    <style:style style:name="P13" style:family="paragraph" style:parent-style-name="Text_20_body">
      <style:text-properties style:font-name="David CLM" officeooo:rsid="03e0f9b8" officeooo:paragraph-rsid="042257ad" style:font-name-complex="David CLM"/>
    </style:style>
    <style:style style:name="P14" style:family="paragraph" style:parent-style-name="Text_20_body">
      <style:text-properties style:font-name="David CLM" officeooo:rsid="03e8f913" officeooo:paragraph-rsid="03eb0a9e" style:font-name-complex="David CLM"/>
    </style:style>
    <style:style style:name="P15" style:family="paragraph" style:parent-style-name="Text_20_body" style:list-style-name="L2">
      <style:text-properties style:font-name="David CLM" officeooo:paragraph-rsid="03eb0a9e" style:font-name-complex="David CLM"/>
    </style:style>
    <style:style style:name="P16" style:family="paragraph" style:parent-style-name="Text_20_body" style:list-style-name="L2">
      <style:text-properties style:font-name="David CLM" officeooo:rsid="03ef3c7f" officeooo:paragraph-rsid="03ef3c7f" style:font-name-complex="David CLM"/>
    </style:style>
    <style:style style:name="P17" style:family="paragraph" style:parent-style-name="Text_20_body">
      <style:text-properties style:font-name="David CLM" officeooo:rsid="03f795a0" officeooo:paragraph-rsid="03f795a0" style:font-name-complex="David CLM"/>
    </style:style>
    <style:style style:name="P18" style:family="paragraph" style:parent-style-name="Text_20_body">
      <style:text-properties style:font-name="David CLM" officeooo:rsid="03f9f5ef" officeooo:paragraph-rsid="0438cb8c" style:font-name-complex="David CLM"/>
    </style:style>
    <style:style style:name="P19" style:family="paragraph" style:parent-style-name="Text_20_body">
      <style:text-properties style:font-name="David CLM" officeooo:rsid="0451dc0a" officeooo:paragraph-rsid="0451dc0a" style:font-name-complex="David CLM"/>
    </style:style>
    <style:style style:name="P20" style:family="paragraph" style:parent-style-name="Text_20_body">
      <style:text-properties style:font-name="David CLM" officeooo:rsid="0452b626" officeooo:paragraph-rsid="0452b626" style:font-name-complex="David CLM"/>
    </style:style>
    <style:style style:name="P21" style:family="paragraph" style:parent-style-name="Text_20_body" style:list-style-name="L4">
      <style:text-properties style:font-name="David CLM" officeooo:rsid="034a79d0" officeooo:paragraph-rsid="034d7f0d" style:font-name-complex="David CLM"/>
    </style:style>
    <style:style style:name="P22" style:family="paragraph" style:parent-style-name="Text_20_body" style:list-style-name="L4">
      <style:text-properties style:font-name="David CLM" officeooo:rsid="03991ea0" officeooo:paragraph-rsid="03991ea0" style:font-name-complex="David CLM"/>
    </style:style>
    <style:style style:name="P23" style:family="paragraph" style:parent-style-name="Text_20_body" style:list-style-name="L4">
      <style:text-properties style:font-name="David CLM" officeooo:rsid="04526096" officeooo:paragraph-rsid="04526096" style:font-name-complex="David CLM"/>
    </style:style>
    <style:style style:name="P24" style:family="paragraph" style:parent-style-name="Text_20_body">
      <style:text-properties style:font-name="David CLM" officeooo:rsid="02d00e5f" officeooo:paragraph-rsid="032aa1da" style:font-name-complex="David CLM"/>
    </style:style>
    <style:style style:name="P25"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6"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27"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28"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29"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30"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31"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32"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33"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34"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35" style:family="paragraph" style:parent-style-name="Text_20_body">
      <style:paragraph-properties fo:margin-top="0in" fo:margin-bottom="0in" loext:contextual-spacing="false"/>
      <style:text-properties style:font-name="David CLM" officeooo:rsid="0362f418" officeooo:paragraph-rsid="0405b73f" style:font-name-complex="David CLM"/>
    </style:style>
    <style:style style:name="P36"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37" style:family="paragraph" style:parent-style-name="Default">
      <style:paragraph-properties fo:text-align="end" style:justify-single-word="false" style:writing-mode="rl-tb"/>
      <style:text-properties style:font-name="David CLM" officeooo:rsid="0452b626" officeooo:paragraph-rsid="045438d9" style:font-name-complex="David CLM"/>
    </style:style>
    <style:style style:name="P3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style:font-name-complex="David CLM"/>
    </style:style>
    <style:style style:name="P3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officeooo:paragraph-rsid="045719a8" style:font-name-complex="David CLM"/>
    </style:style>
    <style:style style:name="P4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officeooo:paragraph-rsid="045438d9" style:font-name-complex="David CLM"/>
    </style:style>
    <style:style style:name="P41"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42"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43"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44"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45"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4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47"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48"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49"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50" style:family="paragraph" style:parent-style-name="Heading_20_2">
      <style:text-properties style:font-name="David CLM" style:font-name-complex="David CLM"/>
    </style:style>
    <style:style style:name="P51" style:family="paragraph" style:parent-style-name="Heading_20_2">
      <style:text-properties style:font-name="David CLM" fo:font-weight="normal" officeooo:rsid="0451dc0a" officeooo:paragraph-rsid="0451dc0a" style:font-weight-asian="normal" style:font-name-complex="David CLM" style:font-weight-complex="normal"/>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af4ec" style:font-weight-asian="normal" style:font-weight-complex="normal"/>
    </style:style>
    <style:style style:name="T21" style:family="text">
      <style:text-properties fo:font-weight="normal" officeooo:rsid="03ebe990" style:font-weight-asian="normal" style:font-weight-complex="normal"/>
    </style:style>
    <style:style style:name="T22" style:family="text">
      <style:text-properties fo:font-weight="normal" officeooo:rsid="03ed3fcd" style:font-weight-asian="normal" style:font-weight-complex="normal"/>
    </style:style>
    <style:style style:name="T23" style:family="text">
      <style:text-properties fo:font-weight="normal" officeooo:rsid="03ef2760" style:font-weight-asian="normal" style:font-weight-complex="normal"/>
    </style:style>
    <style:style style:name="T24" style:family="text">
      <style:text-properties fo:font-weight="normal" officeooo:rsid="0407a8fe" style:font-weight-asian="normal" style:font-weight-complex="normal"/>
    </style:style>
    <style:style style:name="T25" style:family="text">
      <style:text-properties fo:font-weight="normal" officeooo:rsid="0407c322" style:font-weight-asian="normal" style:font-weight-complex="normal"/>
    </style:style>
    <style:style style:name="T26" style:family="text">
      <style:text-properties fo:font-weight="normal" officeooo:rsid="0422e2c2" style:font-weight-asian="normal" style:font-weight-complex="normal"/>
    </style:style>
    <style:style style:name="T27" style:family="text">
      <style:text-properties fo:font-weight="normal" officeooo:rsid="0436fb9e" style:font-weight-asian="normal" style:font-weight-complex="normal"/>
    </style:style>
    <style:style style:name="T28" style:family="text">
      <style:text-properties fo:font-weight="normal" officeooo:rsid="0438cb8c" style:font-weight-asian="normal" style:font-weight-complex="normal"/>
    </style:style>
    <style:style style:name="T29" style:family="text">
      <style:text-properties fo:font-weight="normal" officeooo:rsid="0440e2a4" style:font-weight-asian="normal" style:font-weight-complex="normal"/>
    </style:style>
    <style:style style:name="T30" style:family="text">
      <style:text-properties fo:font-weight="normal" officeooo:rsid="044768a8" style:font-weight-asian="normal" style:font-weight-complex="normal"/>
    </style:style>
    <style:style style:name="T31" style:family="text">
      <style:text-properties fo:font-weight="normal" officeooo:rsid="0450759c"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38992e2"/>
    </style:style>
    <style:style style:name="T35" style:family="text">
      <style:text-properties officeooo:rsid="038f7521"/>
    </style:style>
    <style:style style:name="T36" style:family="text">
      <style:text-properties officeooo:rsid="03964b0c"/>
    </style:style>
    <style:style style:name="T37" style:family="text">
      <style:text-properties officeooo:rsid="039d49e1"/>
    </style:style>
    <style:style style:name="T38" style:family="text">
      <style:text-properties officeooo:rsid="03ad70a7"/>
    </style:style>
    <style:style style:name="T39" style:family="text">
      <style:text-properties officeooo:rsid="03b73bf5"/>
    </style:style>
    <style:style style:name="T40" style:family="text">
      <style:text-properties officeooo:rsid="03be1de8"/>
    </style:style>
    <style:style style:name="T41" style:family="text">
      <style:text-properties officeooo:rsid="03c26b58"/>
    </style:style>
    <style:style style:name="T42" style:family="text">
      <style:text-properties officeooo:rsid="03cf9f91"/>
    </style:style>
    <style:style style:name="T43" style:family="text">
      <style:text-properties officeooo:rsid="03d5b0c9"/>
    </style:style>
    <style:style style:name="T44" style:family="text">
      <style:text-properties officeooo:rsid="03dbf5ec"/>
    </style:style>
    <style:style style:name="T45" style:family="text">
      <style:text-properties officeooo:rsid="03e1a74c"/>
    </style:style>
    <style:style style:name="T46" style:family="text">
      <style:text-properties officeooo:rsid="03e95b2d"/>
    </style:style>
    <style:style style:name="T47" style:family="text">
      <style:text-properties officeooo:rsid="03f69098"/>
    </style:style>
    <style:style style:name="T48" style:family="text">
      <style:text-properties officeooo:rsid="041b1e39"/>
    </style:style>
    <style:style style:name="T49" style:family="text">
      <style:text-properties style:text-position="9% 100%" fo:font-size="36pt" fo:font-weight="normal" style:font-size-asian="36pt" style:font-weight-asian="normal" style:font-weight-complex="normal"/>
    </style:style>
    <style:style style:name="T50"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1" style:family="text">
      <style:text-properties fo:font-size="36pt" style:font-size-asian="36pt"/>
    </style:style>
    <style:style style:name="T52" style:family="text">
      <style:text-properties fo:font-size="36pt" fo:font-weight="bold" style:font-size-asian="36pt" style:font-weight-asian="bold"/>
    </style:style>
    <style:style style:name="T53" style:family="text">
      <style:text-properties fo:font-size="36pt" fo:font-weight="normal" style:font-size-asian="36pt" style:font-weight-asian="normal"/>
    </style:style>
    <style:style style:name="T54" style:family="text">
      <style:text-properties fo:font-size="36pt" fo:font-weight="normal" officeooo:rsid="044bca82" style:font-size-asian="36pt" style:font-weight-asian="normal"/>
    </style:style>
    <style:style style:name="T55" style:family="text">
      <style:text-properties officeooo:rsid="0438cb8c"/>
    </style:style>
    <style:style style:name="T56" style:family="text">
      <style:text-properties fo:font-size="26pt" fo:font-style="italic" fo:font-weight="bold" style:font-size-asian="26pt" style:font-style-asian="italic" style:font-weight-asian="bold" style:font-style-complex="italic"/>
    </style:style>
    <style:style style:name="T57" style:family="text">
      <style:text-properties fo:font-size="26pt" fo:font-style="italic" style:font-size-asian="26pt" style:font-style-asian="italic"/>
    </style:style>
    <style:style style:name="T58" style:family="text">
      <style:text-properties fo:font-size="26pt" style:font-size-asian="26pt"/>
    </style:style>
    <style:style style:name="T59" style:family="text">
      <style:text-properties fo:font-size="26pt" officeooo:rsid="043ce140" style:font-size-asian="26pt"/>
    </style:style>
    <style:style style:name="T60" style:family="text">
      <style:text-properties fo:font-size="26pt" officeooo:rsid="043dc8b6" style:font-size-asian="26pt"/>
    </style:style>
    <style:style style:name="T61" style:family="text">
      <style:text-properties fo:font-size="26pt" officeooo:rsid="043e658c" style:font-size-asian="26pt"/>
    </style:style>
    <style:style style:name="T62" style:family="text">
      <style:text-properties style:text-position="10% 100%" fo:font-size="32pt" fo:font-weight="bold" style:font-size-asian="32pt" style:font-weight-asian="bold"/>
    </style:style>
    <style:style style:name="T63" style:family="text">
      <style:text-properties style:text-position="10% 100%" fo:font-size="32pt" fo:font-weight="bold" style:font-size-asian="32pt" style:font-weight-asian="bold" style:font-weight-complex="bold"/>
    </style:style>
    <style:style style:name="T64" style:family="text">
      <style:text-properties fo:font-size="32pt" fo:font-weight="bold" style:font-size-asian="32pt" style:font-weight-asian="bold"/>
    </style:style>
    <style:style style:name="T65" style:family="text">
      <style:text-properties fo:font-size="32pt" fo:font-weight="bold" style:font-size-asian="32pt" style:font-weight-asian="bold" style:font-weight-complex="bold"/>
    </style:style>
    <style:style style:name="T66" style:family="text">
      <style:text-properties fo:font-size="32pt" style:font-size-asian="32pt"/>
    </style:style>
    <style:style style:name="T67" style:family="text">
      <style:text-properties fo:font-size="32pt" officeooo:rsid="045438d9" style:font-size-asian="32pt"/>
    </style:style>
    <style:style style:name="T68" style:family="text">
      <style:text-properties fo:font-size="32pt" officeooo:rsid="0454f2d3" style:font-size-asian="32pt"/>
    </style:style>
    <style:style style:name="T69" style:family="text">
      <style:text-properties fo:font-size="32pt" officeooo:rsid="0457e643" style:font-size-asian="32pt"/>
    </style:style>
    <style:style style:name="T70" style:family="text">
      <style:text-properties fo:font-size="32pt" fo:font-style="italic" style:font-size-asian="32pt" style:font-style-asian="italic"/>
    </style:style>
    <style:style style:name="T71" style:family="text">
      <style:text-properties fo:font-size="32pt" fo:font-style="italic" style:font-size-asian="32pt" style:font-style-asian="italic" style:font-style-complex="italic"/>
    </style:style>
    <style:style style:name="T72" style:family="text">
      <style:text-properties fo:font-size="32pt" fo:font-style="italic" officeooo:rsid="045438d9" style:font-size-asian="32pt" style:font-style-asian="italic" style:font-style-complex="italic"/>
    </style:style>
    <style:style style:name="T73" style:family="text">
      <style:text-properties fo:font-size="32pt" fo:font-style="italic" officeooo:rsid="045438d9" style:font-size-asian="32pt" style:font-style-asian="itali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שידוכים</text:h>
      <text:p text:style-name="P26">נתבונן בבעיה חדשה: שיבוץ סטודנטים <text:span text:style-name="T34">למחלקות באוניברסיטאות. יש מחלקות שמאד קשה להתקבל אליהן, למשל, מחלקות שנותנות תואר שני בפסיכולוגיה. יש הרבה סטודנטים שרוצים להתקבל ומעט מקומות, והתחרות קשה. <text:s text:c="2"/></text:span></text:p>
      <text:p text:style-name="P26"><text:span text:style-name="T34">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35">(two-sided market). <text:s/>בשיבוץ למעונות, רק לסטודנטים יש העדפות; לחדר במעון לא אכפת מי יגור בו... אבל בשיבוץ למחלקות, גם למחלקות יש העדפות! בדרך-כלל, כל מחלקה מעדיפה לקבל את הסטודנטים הכי טובים, אלא שיש גם שיקולים נוספים כמו ליצור איזון בין אוכלוסיות שונות וכד'. <text:s text:c="3"/></text:span></text:p>
      <text:p text:style-name="P27">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33">n</text:span><text:span text:style-name="T11"> נשים ו-</text:span><text:span text:style-name="T33">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אלגוריתמים, אבל </text:span><text:span text:style-name="T15">אלגוריתמי-</text:span><text:span text:style-name="T14">שידוך </text:span><text:span text:style-name="T15">הם </text:span><text:span text:style-name="T14">מאד </text:span><text:span text:style-name="T15">נפוצים ומקובלים בתחומים רבי</text:span><text:span text:style-name="T16">ם</text:span><text:span text:style-name="T15"> אחרים.</text:span></text:p>
      <text:p text:style-name="P50"><text:span text:style-name="T15">ש</text:span><text:span text:style-name="T11">וק דו-צדדי מבוזר</text:span></text:p>
      <text:p text:style-name="P28">כדי להבין מדוע שוק דו-צדדי מורכב יותר משוק חד-צדדי<text:span text:style-name="T37"> (ומדוע קשה יותר למצוא שידוך טוב מלמצוא שיבוץ טוב)</text:span>, נתאר קודם את המצב המתקיים <text:span text:style-name="T36">בשווקים דו-צדדיים כאשר הם </text:span><text:span text:style-name="T4">מבוזרים</text:span><text:span text:style-name="T36">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28"><text:span text:style-name="T36">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36"> (unraveling). </text:span></text:p>
      <text:p text:style-name="P29">בשנת 1945 החליטו האוניברסיטאות שהמצב לא יכול להימשך כך, <text:span text:style-name="T40">ו</text:span>סיכמו ביניה<text:span text:style-name="T40">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9">.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38">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30">בשנת 1952 בתי החולים החליטו <text:span text:style-name="T41">לבנות מערכת חדשה שתקבע שידוך בניהול </text:span><text:span text:style-name="T5">מרכזי</text:span><text:span text:style-name="T18"> (centralized)</text:span><text:span text:style-name="T41">.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P50"><text:span text:style-name="T15">ש</text:span><text:span text:style-name="T11">וק דו-צדדי </text:span><text:span text:style-name="T17">בניהול מרכזי</text:span></text:p>
      <text:p text:style-name="P5">ברגע שהחלטנו לעבור למערכת מרכזית, אפשר להתחיל לדבר על <text:span text:style-name="T2">אלגוריתם למציאת שידוך</text:span>. <text:s/><text:span text:style-name="T42">הקלט לאלגוריתם כזה הוא סדר העדיפויות של כל אחד מהמשתתפים </text:span><text:span text:style-name="T6">בכל אחד מהצדדים</text:span><text:span text:style-name="T42"> של השוק. למשל, בדוגמה של שידוך סטודנטים למחלקות:</text:span></text:p>
      <text:list xml:id="list6584179611574101708" text:style-name="L1">
        <text:list-item>
          <text:p text:style-name="P6">כל סטודנט צריך לדווח את רשימת המחלקות שהוא רוצה להתקבל <text:span text:style-name="T43">א</text:span>ליהן<text:span text:style-name="T43">,</text:span> לפי סדר העדיפויות<text:span text:style-name="T43"> שלו</text:span>.</text:p>
        </text:list-item>
        <text:list-item>
          <text:p text:style-name="P6">כל מחלקה צריכה לדווח את רשימת הסטודנטים שהיא רוצה לקבל, לפי סדר העדיפויות<text:span text:style-name="T43"> שלה</text:span>.</text:p>
        </text:list-item>
      </text:list>
      <text:p text:style-name="P7">האלגוריתם צריך למצוא שידוך, כלומר - להתאים כל סטודנט למחלקה, כך שמספר הסטודנטים בכל מחלקה יהיה שווה לקיבולת שלה<text:span text:style-name="T46">.</text:span></text:p>
      <text:p text:style-name="P8">אנחנו יכולים להניח, בלי הגבלת הכלליות, שמספר הסטודנטים שווה למספר המקומות הפנויים במחלקות, כך שתמיד אפשר לשדך את כולם <text:span text:style-name="T32">(מדוע זה בלי הגבלת הכלליות?)</text:span>.</text:p>
      <text:p text:style-name="P9">איך אנחנו מגדירים שידוך "טוב"? קודם-כל, שידוך טוב כמובן חייב להיות יעיל פארטו. אבל זה לא מספיק. </text:p>
      <text:p text:style-name="P10"><text:span text:style-name="T2">דוגמה</text:span>. <text:s/><text:span text:style-name="T44">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11">האם השידוך יעיל פארטו? כן! אי אפשר לבצע שיפורי פארטו. כל שינוי יפגע בסטודנט ב ו/או במחלקה 2. </text:p>
      <text:p text:style-name="P12">אבל יש כאן בעיה אחרת. סטודנט א מעדיף את מחלקה 1, ומחלקה 1 מעדיפה את סטודנט א. אז הם יכולים <text:span text:style-name="T45">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45"><text:note text:id="ftn1" text:note-class="footnote"><text:note-citation>1</text:note-citation><text:note-body><text:p text:style-name="P3">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13"><text:span text:style-name="T45">כדי למנוע את פרימת השוק, אנחנו צריכים אלגוריתם שיוצר שידוך שבו לא יהיו זוגות </text:span><text:span text:style-name="T19">ש</text:span><text:span text:style-name="T7">ירצו </text:span><text:span text:style-name="T26">לבצע קומבינה כזאת.</text:span></text:p>
      <text:p text:style-name="P14"><text:span text:style-name="T2">הגדר</text:span><text:span text:style-name="T9">ות</text:span><text:span text:style-name="T22"> [כל ההגדרות מניחות שיש מקום אחד בכל מחלקה. ההרחבה למצב של כמה מקומות בכל מחלקה - בשיעורי הבית].</text:span></text:p>
      <text:list xml:id="list4101298893014420751" text:style-name="L2">
        <text:list-item>
          <text:p text:style-name="P15"><text:span text:style-name="T20">בהינתן שידוך כלשהו, נגדיר </text:span><text:span text:style-name="T8">זוג </text:span><text:span text:style-name="T10">מערער </text:span><text:span text:style-name="T24">(blocking pair)</text:span><text:span text:style-name="T20"> </text:span><text:span text:style-name="T21">כזוג של סטודנט+מחלקה עם המאפיינים הבאים: (א) הסטודנט לא משודך למחלקה. (ב) הסטודנט מעדיף את המחלקה על-פני </text:span><text:span text:style-name="T23">זו שמשודכת לו</text:span><text:span text:style-name="T21">. (ג) המחלקה מעדיפה את הסטודנט על-פני </text:span><text:span text:style-name="T23">זה שמשודך אליה.</text:span></text:p>
        </text:list-item>
        <text:list-item>
          <text:p text:style-name="P16"><text:span text:style-name="T11">שידוך נקרא </text:span><text:span text:style-name="T2">יציב</text:span><text:span text:style-name="T11"> (stable) אם אין בו זוגות </text:span><text:span text:style-name="T25">מערערים</text:span><text:span text:style-name="T11">.</text:span></text:p>
        </text:list-item>
      </text:list>
      <text:p text:style-name="P25">כל שידוך יציב הוא יעיל פארטו (<text:span text:style-name="T47">שיעורי בית</text:span>) אבל ההיפך לא נכון<text:span text:style-name="T47"> (ראינו למעלה)</text:span>. <text:span text:style-name="T48"><text:s/></text:span></text:p>
      <text:p text:style-name="P17"><text:span text:style-name="T2">האם תמיד קיים שידוך יציב?</text:span> זה בכלל לא מובן מאליו. העובדה שהגדרנו משהו, לא אומרת שהוא תמיד קיים...</text:p>
      <text:p text:style-name="P18">אבל במקרה שלנו, מתברר שהתשובה היא כן! תמיד קיים שידוך יציב. יותר מזה, קיים אלגוריתם יעיל שמוצא אותו.<text:span text:style-name="T55"> האלגוריתם הוצג 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50"><text:span text:style-name="T17">א</text:span><text:span text:style-name="T11">לגוריתם </text:span><text:span text:style-name="T30">"קבלה על-תנאי"</text:span><text:span text:style-name="T29"> </text:span><text:span text:style-name="T11">(deferred acceptance)</text:span><text:span text:style-name="T28">.</text:span></text:p>
      <text:p text:style-name="P31">אנחנו שוב מניחים שיש מקום אחד בכל מחלקה [הרחבה - בשיעורי בית]. </text:p>
      <text:p text:style-name="P42"><text:span text:style-name="T49">א</text:span><text:span text:style-name="T51">. כל סטודנט הולך למחלקה שהוא הכי רוצה, מבין המחלקות שעדיין לא דחו אותו, ונותן לה </text:span><text:span text:style-name="T52">הצעה</text:span><text:span text:style-name="T51">.</text:span></text:p>
      <text:p text:style-name="P47"><text:span text:style-name="T51">ב. כל מחלקה משאירה אצלה את הסטודנט שהיא הכי רוצה, מבין הסטודנטים שנמצאים בה, ו</text:span><text:span text:style-name="T52">דוחה </text:span><text:span text:style-name="T51">את כל השאר.</text:span><text:span text:style-name="T54"> </text:span></text:p>
      <text:p text:style-name="P48"><text:span text:style-name="T54"><text:s/></text:span><text:span text:style-name="T53"><text:s text:c="3"/>(הסטודנט שנשאר במחלקה התקבל על-תנאי שלא יבוא סטודנט טוב יותר. מכאן שם האלגוריתם).</text:span></text:p>
      <text:p text:style-name="P49">ג. חוזרים על שלבים א ו-ב עד שכולם משודכים.</text:p>
      <text:p text:style-name="P32"/>
      <text:p text:style-name="P33"><text:span text:style-name="T2">משפט</text:span><text:span text:style-name="T11">. אלגוריתם </text:span><text:span text:style-name="T31">"</text:span><text:span text:style-name="T30">קבלה על-תנאי</text:span><text:span text:style-name="T31">"</text:span><text:span text:style-name="T11"> מסתיים בשידוך יציב.</text:span></text:p>
      <text:p text:style-name="P34"><text:span text:style-name="T33">הוכחה</text:span><text:span text:style-name="T11">. </text:span><text:span text:style-name="T27">צריך להוכיח שלושה דברים: מסתיים, בשידוך, יציב.</text:span></text:p>
      <text:list xml:id="list2084349436006725793" text:style-name="L3">
        <text:list-item>
          <text:p text:style-name="P43"><text:span text:style-name="T50">מ</text:span><text:span text:style-name="T56">סתיים</text:span><text:span text:style-name="T58">: כי כל סטודנט מציע לכל מחלקה פעם אחת לכל היותר.</text:span><text:span text:style-name="T60"> מספר המחלקות והסטודנטים סופי ולכן הכל מסתיים.</text:span></text:p>
        </text:list-item>
        <text:list-item>
          <text:p text:style-name="P43"><text:span text:style-name="T56">בשידוך</text:span><text:span text:style-name="T58">: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44"><text:span text:style-name="T56">יציב</text:span><text:span text:style-name="T58">: מצבה של כל </text:span><text:span text:style-name="T57">מחלקה </text:span><text:span text:style-name="T58">הולך ומשתפר</text:span><text:span text:style-name="T61"> - היא מחליפה שידוך רק אם מגיע סטודנט טוב יותר עבורה. <text:s text:c="2"/></text:span><text:span text:style-name="T58">לעומת זאת, </text:span><text:span text:style-name="T61">מצבו של </text:span><text:span text:style-name="T58">כל </text:span><text:span text:style-name="T57">סטודנט </text:span><text:span text:style-name="T58">הולך </text:span><text:span text:style-name="T61">ומתדרדר - כשהוא נדחה, הוא תמיד עובר למחלקה גרועה יותר עבורו.</text:span></text:p>
        </text:list-item>
        <text:list-item>
          <text:p text:style-name="P45">מכאן, אם זוג מסויים (ס,מ) לא נוצר אז יש שתי אפשרויות:</text:p>
          <text:list>
            <text:list-item>
              <text:p text:style-name="P46"><text:s/>א. ס עוד לא היה ב-מ: מכאן ש-ס נמצא במחלקה טובה יותר.</text:p>
            </text:list-item>
            <text:list-item>
              <text:p text:style-name="P43"><text:span text:style-name="T58"><text:s/>ב. ס כבר היה ב-מ: מכאן של-מ יש סטודנט טוב יותר. <text:s text:c="3"/></text:span><text:span text:style-name="T59">מש"ל.</text:span></text:p>
            </text:list-item>
          </text:list>
        </text:list-item>
      </text:list>
      <text:p text:style-name="P35"/>
      <text:p text:style-name="P51">איזה שידוך יציב מתקבל?</text:p>
      <text:p text:style-name="P19">באלגוריתם שהצגנו למעלה, הסטודנטים מציעים למחלקות, והמחלקות מחליטות את מי לקבל.</text:p>
      <text:p text:style-name="P19">יכולנו גם לנהל את האלגוריתם בסדר הפוך: המחלקות מציעות לסטודנטים, והסטודנטים מחליטים את מי לקבל.</text:p>
      <text:p text:style-name="P19">האם לדעתכם יש הבדל בין שתי הגישות? כסטודנטים, איזה אלגוריתם תעדיפו? כמנהלי מחלקות, איזה אלגוריתם תעדיפו?</text:p>
      <text:p text:style-name="P20">בניגוד לאינטואיציה (שלי לפחות), אכן יש הבדל.</text:p>
      <text:p text:style-name="P36"><text:span text:style-name="T63">מ</text:span><text:span text:style-name="T65">שפט</text:span><text:span text:style-name="T66">: כשהסטודנטים הם המציעים – השידוך המתקבל הוא </text:span><text:span text:style-name="T71">הטוב ביותר לכל הסטודנטים</text:span><text:span text:style-name="T66"> מכל השידוכים היציבים</text:span><text:span text:style-name="T69">.</text:span></text:p>
      <text:p text:style-name="P38"><text:span text:style-name="T71">הוכחה</text:span><text:span text:style-name="T66">: מספיק להוכיח ש: אם הזוג (ס,מ) קיים בשידוך יציב </text:span><text:span text:style-name="T70">כלשהו</text:span><text:span text:style-name="T66">, אז מחלקה מ לא דוחה את סטודנט ס.</text:span></text:p>
      <text:p text:style-name="P38"><text:span text:style-name="T66">נניח בשלילה שזה לא נכון. נסתכל על הפעם הראשונה שזה קורה. מ דוחה את ס כיוון שהיא קיבלה הצעה מסטודנט טוב יותר עבורה, נניח ע. בשידוך היציב האחר, ע משודך למחלקה טובה יותר עבורו, נניח נ. זה אומר שמחלקה נ דחתה את ע קודם – סתירה. <text:s text:c="5"/>***</text:span></text:p>
      <text:p text:style-name="P4"/>
      <text:p text:style-name="P50">מקורות</text:p>
      <text:list xml:id="list3766299592365014313" text:style-name="L4">
        <text:list-item>
          <text:p text:style-name="P21">הקורס של טים: <text:s/>http://theory.stanford.edu/~tim/f16/f16.html <text:span text:style-name="T1"><text:s text:c="2"/></text:span>הרצאות 1, 2</text:p>
        </text:list-item>
        <text:list-item>
          <text:p text:style-name="P22">Alvin Roth, "Who gets what and why", 2015.</text:p>
        </text:list-item>
        <text:list-item>
          <text:p text:style-name="P23">http://www.cs.columbia.edu/~evs/intro/stable/writeup.html</text:p>
        </text:list-item>
      </text:list>
      <text:p text:style-name="P24">סיכם: אראל סגל-הלוי.</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0T16:33:06.693157487</dc:date>
    <meta:editing-duration>P8DT19H39M7S</meta:editing-duration>
    <meta:editing-cycles>988</meta:editing-cycles>
    <meta:document-statistic meta:table-count="0" meta:image-count="0" meta:object-count="0" meta:page-count="1" meta:paragraph-count="56" meta:word-count="1419" meta:character-count="8212" meta:non-whitespace-character-count="6810"/>
  </office:meta>
</office:document-meta>
</file>